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1.2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41.11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36.69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RawData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wData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office:value-type="string" calcext:value-type="string">
            <text:p>ResponseI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It enables me to organize my experimental data more efficiently </text:p>
          </table:table-cell>
          <table:table-cell office:value-type="string" calcext:value-type="string">
            <text:p>Preserving data in CAESAR helps the new comers in the project to understand the ongoing work in the team</text:p>
          </table:table-cell>
          <table:table-cell office:value-type="string" calcext:value-type="string">
            <text:p>It helps me to search all the data related to my experiments including images, their metadata and device settings</text:p>
          </table:table-cell>
          <table:table-cell office:value-type="string" calcext:value-type="string">
            <text:p>It enables a collaborative environment among my team members</text:p>
          </table:table-cell>
          <table:table-cell office:value-type="string" calcext:value-type="string">
            <text:p>It enables me to visualize all the experimental data and results effectively</text:p>
          </table:table-cell>
          <table:table-cell office:value-type="string" calcext:value-type="string">
            <text:p>It enables me to link the images to the experimental data and results</text:p>
          </table:table-cell>
          <table:table-cell office:value-type="string" calcext:value-type="string">
            <text:p>CAESAR is useful for your scientific data management</text:p>
          </table:table-cell>
          <table:table-cell office:value-type="string" calcext:value-type="string">
            <text:p>CAESAR is user-friendly</text:p>
          </table:table-cell>
          <table:table-cell office:value-type="string" calcext:value-type="string">
            <text:p>CAESAR could provide a collaborative environment among teams</text:p>
          </table:table-cell>
          <table:table-cell office:value-type="string" calcext:value-type="string">
            <text:p>It is easy to learn to use it</text:p>
          </table:table-cell>
          <table:table-cell office:value-type="string" calcext:value-type="string">
            <text:p>Project Dashboard (An one-place overview of all the experiments for a project)</text:p>
          </table:table-cell>
          <table:table-cell office:value-type="string" calcext:value-type="string">
            <text:p>ProvTrack (A visualization module to track the experimental data including the link between images, experiments and metadata)</text:p>
          </table:table-cell>
          <table:table-cell office:value-type="string" calcext:value-type="string">
            <text:p>ProvBook (A computational Reproducibility framework for data analysis scripts in Jupyter Notebook)</text:p>
          </table:table-cell>
          <table:table-cell office:value-type="string" calcext:value-type="string">
            <text:p>Please let us know the overall feedback of CAESAR along with its positive aspects and the things to improve.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9-04-24 16:36:21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table:number-columns-repeated="2" office:value-type="string" calcext:value-type="string">
            <text:p>Strongly Agree</text:p>
          </table:table-cell>
          <table:table-cell table:number-columns-repeated="4" office:value-type="string" calcext:value-type="string">
            <text:p>Agree</text:p>
          </table:table-cell>
          <table:table-cell office:value-type="string" calcext:value-type="string">
            <text:p>Neither agree nor disagree</text:p>
          </table:table-cell>
          <table:table-cell office:value-type="string" calcext:value-type="string">
            <text:p>Like</text:p>
          </table:table-cell>
          <table:table-cell table:number-columns-repeated="2" office:value-type="string" calcext:value-type="string">
            <text:p>Strongly Like</text:p>
          </table:table-cell>
          <table:table-cell office:value-type="string" calcext:value-type="string">
            <text:p>I find ProvTrack and ProvBook very useful among all the features in CAESAR. Sharing data among team members becomes easy with it.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9-04-24 16:36:21</text:p>
          </table:table-cell>
          <table:table-cell office:value-type="string" calcext:value-type="string">
            <text:p>Agree</text:p>
          </table:table-cell>
          <table:table-cell table:number-columns-repeated="2"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table:number-columns-repeated="3" office:value-type="string" calcext:value-type="string">
            <text:p>Strongly Agree</text:p>
          </table:table-cell>
          <table:table-cell table:number-columns-repeated="3" office:value-type="string" calcext:value-type="string">
            <text:p>Agree</text:p>
          </table:table-cell>
          <table:table-cell office:value-type="string" calcext:value-type="string">
            <text:p>Strongly Lik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Strongly Like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9-04-24 16:36:21</text:p>
          </table:table-cell>
          <table:table-cell table:number-columns-repeated="3"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table:number-columns-repeated="2" office:value-type="string" calcext:value-type="string">
            <text:p>Strongly Agre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9-04-24 16:36:21</text:p>
          </table:table-cell>
          <table:table-cell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table:number-columns-repeated="2" office:value-type="string" calcext:value-type="string">
            <text:p>Strongly Agree</text:p>
          </table:table-cell>
          <table:table-cell table:number-columns-repeated="3" office:value-type="string" calcext:value-type="string">
            <text:p>Agree</text:p>
          </table:table-cell>
          <table:table-cell office:value-type="string" calcext:value-type="string">
            <text:p>Neither agree nor disagree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Neither agree nor disagree</text:p>
          </table:table-cell>
          <table:table-cell office:value-type="string" calcext:value-type="string">
            <text:p>Neither like nor dislike</text:p>
          </table:table-cell>
          <table:table-cell office:value-type="string" calcext:value-type="string">
            <text:p>Strongly Like</text:p>
          </table:table-cell>
          <table:table-cell office:value-type="string" calcext:value-type="string">
            <text:p>Neither like nor dislike</text:p>
          </table:table-cell>
          <table:table-cell office:value-type="string" calcext:value-type="string">
            <text:p>CAESAR provides a lot of features. Therefore, it is difficult to follow them.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19-05-15 17:25:34</text:p>
          </table:table-cell>
          <table:table-cell table:style-name="ce7" office:value-type="string" calcext:value-type="string">
            <text:p>Agree</text:p>
          </table:table-cell>
          <table:table-cell table:number-columns-repeated="2" table:style-name="ce7" office:value-type="string" calcext:value-type="string">
            <text:p>Strongly Agree</text:p>
          </table:table-cell>
          <table:table-cell table:style-name="ce7" office:value-type="string" calcext:value-type="string">
            <text:p>Agree</text:p>
          </table:table-cell>
          <table:table-cell table:style-name="ce7" office:value-type="string" calcext:value-type="string">
            <text:p>Disagree</text:p>
          </table:table-cell>
          <table:table-cell table:style-name="ce7" office:value-type="string" calcext:value-type="string">
            <text:p>Agree</text:p>
          </table:table-cell>
          <table:table-cell table:style-name="ce7" office:value-type="string" calcext:value-type="string">
            <text:p>Strongly Agree</text:p>
          </table:table-cell>
          <table:table-cell table:number-columns-repeated="3" table:style-name="ce7" office:value-type="string" calcext:value-type="string">
            <text:p>Agree</text:p>
          </table:table-cell>
          <table:table-cell table:style-name="ce7" office:value-type="string" calcext:value-type="string">
            <text:p>Like</text:p>
          </table:table-cell>
          <table:table-cell table:style-name="ce7" office:value-type="string" calcext:value-type="string">
            <text:p>Strongly Like</text:p>
          </table:table-cell>
          <table:table-cell table:style-name="ce7" office:value-type="string" calcext:value-type="string">
            <text:p>Neither like nor dislike</text:p>
          </table:table-cell>
          <table:table-cell table:style-name="ce7" office:value-type="string" calcext:value-type="string">
            <text:p>CAESAR has the potential to be a valuable addition to the ``Materials \&amp; Methods'' section of a scientific publication. It makes it easy to find the resources used in an experiment by simple``clicking'' via the many connections between the elements in the database, so that it is much clearer how a measurement was produced. This is also very useful for the internal organization of a research group as CAESAR enables e.g. new lab members to get a better overview over the experimental workflow. The main issue is the stability of the connection to the server. This is especially the case with bigger files.</text:p>
          </table:table-cell>
          <table:table-cell table:style-name="ce7" table:number-columns-repeated="4"/>
          <table:table-cell table:number-columns-repeated="100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019-06-03 15:19:50</text:p>
          </table:table-cell>
          <table:table-cell table:number-columns-repeated="7" table:style-name="ce7" office:value-type="string" calcext:value-type="string">
            <text:p>Agree</text:p>
          </table:table-cell>
          <table:table-cell table:style-name="ce7" office:value-type="string" calcext:value-type="string">
            <text:p>Neither agree nor disagree</text:p>
          </table:table-cell>
          <table:table-cell table:style-name="ce7" office:value-type="string" calcext:value-type="string">
            <text:p>Agree</text:p>
          </table:table-cell>
          <table:table-cell table:style-name="ce7" office:value-type="string" calcext:value-type="string">
            <text:p>Neither agree nor disagree</text:p>
          </table:table-cell>
          <table:table-cell table:number-columns-repeated="3" table:style-name="ce7" office:value-type="string" calcext:value-type="string">
            <text:p>Like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99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1015" table:default-cell-style-name="ce6"/>
        <table:table-row table:style-name="ro1">
          <table:table-cell office:value-type="string" calcext:value-type="string">
            <text:p>Please rate the perceived usefulness of CAESA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Neither agree nor disagree</text:p>
          </table:table-cell>
          <table:table-cell office:value-type="string" calcext:value-type="string">
            <text:p>Disagree</text:p>
          </table:table-cell>
          <table:table-cell office:value-type="string" calcext:value-type="string">
            <text:p>Strongly Disag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 enables me to organize my experimental data more efficiently </text:p>
          </table:table-cell>
          <table:table-cell table:formula="of:=COUNTIF([$RawData.C2:.C8];[.B2])" office:value-type="float" office:value="2" calcext:value-type="float">
            <text:p>2</text:p>
          </table:table-cell>
          <table:table-cell table:formula="of:=COUNTIF([$RawData.C2:.C8];[.C2])" office:value-type="float" office:value="4" calcext:value-type="float">
            <text:p>4</text:p>
          </table:table-cell>
          <table:table-cell table:formula="of:=COUNTIF([$RawData.C2:.C8];[.D2])" office:value-type="float" office:value="0" calcext:value-type="float">
            <text:p>0</text:p>
          </table:table-cell>
          <table:table-cell table:formula="of:=COUNTIF([$RawData.C2:.C8];[.E2])" office:value-type="float" office:value="0" calcext:value-type="float">
            <text:p>0</text:p>
          </table:table-cell>
          <table:table-cell table:formula="of:=COUNTIF([$RawData.C2:.C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ing data in CAESAR helps the new comers in the project to understand the ongoing work in the team</text:p>
          </table:table-cell>
          <table:table-cell table:formula="of:=COUNTIF([$RawData.D2:.D8];[.B2])" office:value-type="float" office:value="4" calcext:value-type="float">
            <text:p>4</text:p>
          </table:table-cell>
          <table:table-cell table:formula="of:=COUNTIF([$RawData.D2:.D8];[.C2])" office:value-type="float" office:value="2" calcext:value-type="float">
            <text:p>2</text:p>
          </table:table-cell>
          <table:table-cell table:formula="of:=COUNTIF([$RawData.D2:.D8];[.D2])" office:value-type="float" office:value="0" calcext:value-type="float">
            <text:p>0</text:p>
          </table:table-cell>
          <table:table-cell table:formula="of:=COUNTIF([$RawData.D2:.D8];[.E2])" office:value-type="float" office:value="0" calcext:value-type="float">
            <text:p>0</text:p>
          </table:table-cell>
          <table:table-cell table:formula="of:=COUNTIF([$RawData.D2:.D8];[.E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 helps me to search all the data related to my experiments including images, their metadata and device settings</text:p>
          </table:table-cell>
          <table:table-cell table:formula="of:=COUNTIF([$RawData.E2:.E8];[.B2])" office:value-type="float" office:value="4" calcext:value-type="float">
            <text:p>4</text:p>
          </table:table-cell>
          <table:table-cell table:formula="of:=COUNTIF([$RawData.E2:.E8];[.C2])" office:value-type="float" office:value="2" calcext:value-type="float">
            <text:p>2</text:p>
          </table:table-cell>
          <table:table-cell table:formula="of:=COUNTIF([$RawData.E2:.E8];[.D2])" office:value-type="float" office:value="0" calcext:value-type="float">
            <text:p>0</text:p>
          </table:table-cell>
          <table:table-cell table:formula="of:=COUNTIF([$RawData.E2:.E8];[.E2])" office:value-type="float" office:value="0" calcext:value-type="float">
            <text:p>0</text:p>
          </table:table-cell>
          <table:table-cell table:formula="of:=COUNTIF([$RawData.E2:.E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 enables a collaborative environment among my team members</text:p>
          </table:table-cell>
          <table:table-cell table:formula="of:=COUNTIF([$RawData.F2:.F8];[.B2])" office:value-type="float" office:value="2" calcext:value-type="float">
            <text:p>2</text:p>
          </table:table-cell>
          <table:table-cell table:formula="of:=COUNTIF([$RawData.F2:.F8];[.C2])" office:value-type="float" office:value="4" calcext:value-type="float">
            <text:p>4</text:p>
          </table:table-cell>
          <table:table-cell table:formula="of:=COUNTIF([$RawData.F2:.F8];[.D2])" office:value-type="float" office:value="0" calcext:value-type="float">
            <text:p>0</text:p>
          </table:table-cell>
          <table:table-cell table:formula="of:=COUNTIF([$RawData.F2:.F8];[.E2])" office:value-type="float" office:value="0" calcext:value-type="float">
            <text:p>0</text:p>
          </table:table-cell>
          <table:table-cell table:formula="of:=COUNTIF([$RawData.F2:.F5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t enables me to visualize all the experimental data and results effectively</text:p>
          </table:table-cell>
          <table:table-cell table:formula="of:=COUNTIF([$RawData.G2:.G8];[.B2])" office:value-type="float" office:value="3" calcext:value-type="float">
            <text:p>3</text:p>
          </table:table-cell>
          <table:table-cell table:formula="of:=COUNTIF([$RawData.G2:.G8];[.C2])" office:value-type="float" office:value="2" calcext:value-type="float">
            <text:p>2</text:p>
          </table:table-cell>
          <table:table-cell table:formula="of:=COUNTIF([$RawData.G2:.G8];[.D2])" office:value-type="float" office:value="0" calcext:value-type="float">
            <text:p>0</text:p>
          </table:table-cell>
          <table:table-cell table:formula="of:=COUNTIF([$RawData.G2:.G8];[.E2])" office:value-type="float" office:value="1" calcext:value-type="float">
            <text:p>1</text:p>
          </table:table-cell>
          <table:table-cell table:formula="of:=COUNTIF([$RawData.G2:.G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 enables me to link the images to the experimental data and results</text:p>
          </table:table-cell>
          <table:table-cell table:formula="of:=COUNTIF([$RawData.H2:.H8];[.B2])" office:value-type="float" office:value="2" calcext:value-type="float">
            <text:p>2</text:p>
          </table:table-cell>
          <table:table-cell table:formula="of:=COUNTIF([$RawData.H2:.H8];[.C2])" office:value-type="float" office:value="4" calcext:value-type="float">
            <text:p>4</text:p>
          </table:table-cell>
          <table:table-cell table:formula="of:=COUNTIF([$RawData.H2:.H8];[.D2])" office:value-type="float" office:value="0" calcext:value-type="float">
            <text:p>0</text:p>
          </table:table-cell>
          <table:table-cell table:formula="of:=COUNTIF([$RawData.H2:.H8];[.E2])" office:value-type="float" office:value="0" calcext:value-type="float">
            <text:p>0</text:p>
          </table:table-cell>
          <table:table-cell table:formula="of:=COUNTIF([$RawData.H2:.H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ease rate the following questions in regard to your experience with CAESA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rongly Agree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Neither agree nor disagree</text:p>
          </table:table-cell>
          <table:table-cell office:value-type="string" calcext:value-type="string">
            <text:p>Disagree</text:p>
          </table:table-cell>
          <table:table-cell office:value-type="string" calcext:value-type="string">
            <text:p>Strongly Disag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 is useful for your scientific data management </text:p>
          </table:table-cell>
          <table:table-cell table:formula="of:=COUNTIF([$RawData.I2:.I8];[.B2])" office:value-type="float" office:value="2" calcext:value-type="float">
            <text:p>2</text:p>
          </table:table-cell>
          <table:table-cell table:formula="of:=COUNTIF([$RawData.I2:.I8];[.C2])" office:value-type="float" office:value="3" calcext:value-type="float">
            <text:p>3</text:p>
          </table:table-cell>
          <table:table-cell table:formula="of:=COUNTIF([$RawData.I2:.I8];[.D2])" office:value-type="float" office:value="0" calcext:value-type="float">
            <text:p>0</text:p>
          </table:table-cell>
          <table:table-cell table:formula="of:=COUNTIF([$RawData.I2:.I8];[.E2])" office:value-type="float" office:value="0" calcext:value-type="float">
            <text:p>0</text:p>
          </table:table-cell>
          <table:table-cell table:formula="of:=COUNTIF([$RawData.I2:.I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 is user-friendly </text:p>
          </table:table-cell>
          <table:table-cell table:formula="of:=COUNTIF([$RawData.J2:.J8];[.B2])" office:value-type="float" office:value="0" calcext:value-type="float">
            <text:p>0</text:p>
          </table:table-cell>
          <table:table-cell table:formula="of:=COUNTIF([$RawData.J2:.J8];[.C2])" office:value-type="float" office:value="3" calcext:value-type="float">
            <text:p>3</text:p>
          </table:table-cell>
          <table:table-cell table:formula="of:=COUNTIF([$RawData.J2:.J8];[.D2])" office:value-type="float" office:value="2" calcext:value-type="float">
            <text:p>2</text:p>
          </table:table-cell>
          <table:table-cell table:formula="of:=COUNTIF([$RawData.J2:.J8];[.E2])" office:value-type="float" office:value="0" calcext:value-type="float">
            <text:p>0</text:p>
          </table:table-cell>
          <table:table-cell table:formula="of:=COUNTIF([$RawData.J2:.J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SAR provides a collaborative environment among teams <text:s/></text:p>
          </table:table-cell>
          <table:table-cell table:formula="of:=COUNTIF([$RawData.K2:.K8];[.B2])" office:value-type="float" office:value="0" calcext:value-type="float">
            <text:p>0</text:p>
          </table:table-cell>
          <table:table-cell table:formula="of:=COUNTIF([$RawData.K2:.K8];[.C2])" office:value-type="float" office:value="5" calcext:value-type="float">
            <text:p>5</text:p>
          </table:table-cell>
          <table:table-cell table:formula="of:=COUNTIF([$RawData.K2:.K8];[.D2])" office:value-type="float" office:value="0" calcext:value-type="float">
            <text:p>0</text:p>
          </table:table-cell>
          <table:table-cell table:formula="of:=COUNTIF([$RawData.K2:.K8];[.E2])" office:value-type="float" office:value="0" calcext:value-type="float">
            <text:p>0</text:p>
          </table:table-cell>
          <table:table-cell table:formula="of:=COUNTIF([$RawData.K2:.K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 is easy to learn to use it </text:p>
          </table:table-cell>
          <table:table-cell table:formula="of:=COUNTIF([$RawData.L2:.L8];[.B2])" office:value-type="float" office:value="0" calcext:value-type="float">
            <text:p>0</text:p>
          </table:table-cell>
          <table:table-cell table:formula="of:=COUNTIF([$RawData.L2:.L8];[.C2])" office:value-type="float" office:value="2" calcext:value-type="float">
            <text:p>2</text:p>
          </table:table-cell>
          <table:table-cell table:formula="of:=COUNTIF([$RawData.L2:.L8];[.D2])" office:value-type="float" office:value="3" calcext:value-type="float">
            <text:p>3</text:p>
          </table:table-cell>
          <table:table-cell table:formula="of:=COUNTIF([$RawData.L2:.L8];[.E2])" office:value-type="float" office:value="0" calcext:value-type="float">
            <text:p>0</text:p>
          </table:table-cell>
          <table:table-cell table:formula="of:=COUNTIF([$RawData.L2:.L8];[.F2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lease rate the following questions in regard to your experience with CAESAR.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>
            <text:p>Strongly Lik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Neither like nor dislike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Strongly Dis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 Dashboard (An one-place overview of all the experiments for a project) </text:p>
          </table:table-cell>
          <table:table-cell table:formula="of:=COUNTIF([$RawData.M2:.M8];[.B21])" office:value-type="float" office:value="1" calcext:value-type="float">
            <text:p>1</text:p>
          </table:table-cell>
          <table:table-cell table:formula="of:=COUNTIF([$RawData.M2:.M8];[.C21])" office:value-type="float" office:value="3" calcext:value-type="float">
            <text:p>3</text:p>
          </table:table-cell>
          <table:table-cell table:formula="of:=COUNTIF([$RawData.M2:.M8];[.D21])" office:value-type="float" office:value="1" calcext:value-type="float">
            <text:p>1</text:p>
          </table:table-cell>
          <table:table-cell table:formula="of:=COUNTIF([$RawData.M2:.M8];[.E21])" office:value-type="float" office:value="0" calcext:value-type="float">
            <text:p>0</text:p>
          </table:table-cell>
          <table:table-cell table:formula="of:=COUNTIF([$RawData.M2:.M8];[.F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Track (A visualization module to track the experimental data including the link between images, experiments and metadata) </text:p>
          </table:table-cell>
          <table:table-cell table:formula="of:=COUNTIF([$RawData.N2:.N8];[.B21])" office:value-type="float" office:value="3" calcext:value-type="float">
            <text:p>3</text:p>
          </table:table-cell>
          <table:table-cell table:formula="of:=COUNTIF([$RawData.N2:.N8];[.C21])" office:value-type="float" office:value="2" calcext:value-type="float">
            <text:p>2</text:p>
          </table:table-cell>
          <table:table-cell table:formula="of:=COUNTIF([$RawData.N2:.N8];[.D21])" office:value-type="float" office:value="0" calcext:value-type="float">
            <text:p>0</text:p>
          </table:table-cell>
          <table:table-cell table:formula="of:=COUNTIF([$RawData.N2:.N8];[.E21])" office:value-type="float" office:value="0" calcext:value-type="float">
            <text:p>0</text:p>
          </table:table-cell>
          <table:table-cell table:formula="of:=COUNTIF([$RawData.N2:.N8];[.F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Book (A computational Reproducibility framework for data analysis scripts in Jupyter Notebook) </text:p>
          </table:table-cell>
          <table:table-cell table:formula="of:=COUNTIF([$RawData.O2:.O8];[.B21])" office:value-type="float" office:value="2" calcext:value-type="float">
            <text:p>2</text:p>
          </table:table-cell>
          <table:table-cell table:formula="of:=COUNTIF([$RawData.O2:.O8];[.C21])" office:value-type="float" office:value="1" calcext:value-type="float">
            <text:p>1</text:p>
          </table:table-cell>
          <table:table-cell table:formula="of:=COUNTIF([$RawData.O2:.O8];[.D21])" office:value-type="float" office:value="2" calcext:value-type="float">
            <text:p>2</text:p>
          </table:table-cell>
          <table:table-cell table:formula="of:=COUNTIF([$RawData.O2:.O8];[.E21])" office:value-type="float" office:value="0" calcext:value-type="float">
            <text:p>0</text:p>
          </table:table-cell>
          <table:table-cell table:formula="of:=COUNTIF([$RawData.O2:.O8];[.F21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Graphs.F65" table:end-x="79.17pt" table:end-y="12.05pt" draw:z-index="0" draw:style-name="gr1" draw:text-style-name="P1" svg:width="950.71pt" svg:height="477.38pt" svg:x="70.7pt" svg:y="8.31pt">
              <draw:object draw:notify-on-update-of-ranges="Graphs.A3:Graphs.A8 Graphs.B2:Graphs.B2 Graphs.B3:Graphs.B8 Graphs.C2:Graphs.C2 Graphs.C3:Graphs.C8 Graphs.D2:Graphs.D2 Graphs.D3:Graphs.D8 Graphs.E2:Graphs.E2 Graphs.E3:Graphs.E8 Graphs.F2:Graphs.F2 Graphs.F3:Graphs.F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>
            <draw:frame table:end-cell-address="Graphs.F101" table:end-x="24.69pt" table:end-y="0.28pt" draw:z-index="1" draw:style-name="gr1" draw:text-style-name="P1" svg:width="890.99pt" svg:height="431.8pt" svg:x="75.94pt" svg:y="3.74pt">
              <draw:object draw:notify-on-update-of-ranges="Graphs.A12:Graphs.A15 Graphs.B11:Graphs.B11 Graphs.B12:Graphs.B15 Graphs.C11:Graphs.C11 Graphs.C12:Graphs.C15 Graphs.D11:Graphs.D11 Graphs.D12:Graphs.D15 Graphs.E11:Graphs.E11 Graphs.E12:Graphs.E15 Graphs.F11:Graphs.F11 Graphs.F12:Graphs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>
            <draw:frame table:end-cell-address="Graphs.E138" table:end-x="58.45pt" table:end-y="10.46pt" draw:z-index="2" draw:style-name="gr1" draw:text-style-name="P1" svg:width="854.48pt" svg:height="432.14pt" svg:x="70.47pt" svg:y="0.74pt">
              <draw:object draw:notify-on-update-of-ranges="Graphs.A22:Graphs.A24 Graphs.B21:Graphs.B21 Graphs.B22:Graphs.B24 Graphs.C21:Graphs.C21 Graphs.C22:Graphs.C24 Graphs.D21:Graphs.D21 Graphs.D22:Graphs.D24 Graphs.E21:Graphs.E21 Graphs.E22:Graphs.E24 Graphs.F21:Graphs.F21 Graphs.F22:Graphs.F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7:25:53.346347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Data" style:display-name="PageStyle_Raw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" style:display-name="PageStyle_Graph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08:49</meta:creation-date>
    <dc:language>en-US</dc:language>
    <dc:date>2019-06-19T17:32:59.894895959</dc:date>
    <meta:editing-cycles>40</meta:editing-cycles>
    <meta:editing-duration>PT10H33M28S</meta:editing-duration>
    <meta:generator>LibreOffice/6.0.7.3$Linux_X86_64 LibreOffice_project/00m0$Build-3</meta:generator>
    <meta:document-statistic meta:table-count="2" meta:cell-count="19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graphic-properties draw:stroke="none" draw:fill="none" draw:fill-color="#d9d9d9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1243"/>
      <style:text-properties style:text-position="0% 100%" fo:font-size="10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30ad"/>
      <style:text-properties style:text-position="0% 100%" fo:font-size="10pt" fo:font-weight="bold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72c3"/>
      <style:text-properties style:text-position="0% 100%" fo:font-size="10pt" style:font-size-asian="10pt" style:font-size-complex="10pt"/>
    </style:style>
    <style:style style:name="ch13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08bfc"/>
      <style:text-properties style:text-position="0% 100%" fo:font-size="10pt" fo:font-weight="bold" style:font-size-asian="10pt" style:font-size-complex="10pt"/>
    </style:style>
    <style:style style:name="ch14" style:family="chart">
      <style:chart-properties chart:solid-type="cuboid" chart:data-label-number="none" chart:data-label-text="false" chart:data-label-symbol="false"/>
      <style:graphic-properties draw:fill-color="#579d1c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7c1ff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3.54cm" svg:height="16.842cm" xlink:href=".." xlink:type="simple" chart:class="chart:bar" chart:style-name="ch1">
        <chart:title svg:x="10.675cm" svg:y="0.471cm" chart:style-name="ch2">
          <text:p>Please rate the perceived usefulness of CAESAR.</text:p>
        </chart:title>
        <chart:legend svg:x="27.398cm" svg:y="6.842cm" style:legend-expansion="custom" chartooo:width="6.14cm" chartooo:height="3.154cm" style:legend-expansion-aspect-ratio="1.94673430564363" chart:style-name="ch3"/>
        <chart:plot-area chart:style-name="ch4" table:cell-range-address="Graphs.A2:Graphs.F8" chart:data-source-has-labels="both" svg:x="1.089cm" svg:y="1.342cm" svg:width="26.05cm" svg:height="14.324cm">
          <chartooo:coordinate-region svg:x="1.816cm" svg:y="1.541cm" svg:width="25.323cm" svg:height="11.175cm"/>
          <chart:axis chart:dimension="x" chart:name="primary-x" chart:style-name="ch5" chartooo:axis-type="auto">
            <chartooo:date-scale/>
            <chart:categories table:cell-range-address="Graphs.A3:Graphs.A8"/>
          </chart:axis>
          <chart:axis chart:dimension="y" chart:name="primary-y" chart:style-name="ch6">
            <chart:title svg:x="0.263cm" svg:y="9.687cm" chart:style-name="ch7">
              <text:p>Number of responses</text:p>
            </chart:title>
            <chart:grid chart:style-name="ch8" chart:class="major"/>
          </chart:axis>
          <chart:series chart:style-name="ch9" chart:values-cell-range-address="Graphs.B3:Graphs.B8" chart:label-cell-address="Graphs.B2:Graphs.B2" chart:class="chart:bar">
            <chart:data-point chart:style-name="ch10" chart:repeated="3"/>
            <chart:data-point/>
            <chart:data-point chart:style-name="ch10"/>
            <chart:data-point/>
          </chart:series>
          <chart:series chart:style-name="ch11" chart:values-cell-range-address="Graphs.C3:Graphs.C8" chart:label-cell-address="Graphs.C2:Graphs.C2" chart:class="chart:bar">
            <chart:data-point chart:repeated="6"/>
          </chart:series>
          <chart:series chart:style-name="ch12" chart:values-cell-range-address="Graphs.D3:Graphs.D8" chart:label-cell-address="Graphs.D2:Graphs.D2" chart:class="chart:bar">
            <chart:data-point chart:repeated="6"/>
          </chart:series>
          <chart:series chart:style-name="ch13" chart:values-cell-range-address="Graphs.E3:Graphs.E8" chart:label-cell-address="Graphs.E2:Graphs.E2" chart:class="chart:bar">
            <chart:data-point chart:style-name="ch14" chart:repeated="4"/>
            <chart:data-point/>
            <chart:data-point chart:style-name="ch14"/>
          </chart:series>
          <chart:series chart:style-name="ch15" chart:values-cell-range-address="Graphs.F3:Graphs.F8" chart:label-cell-address="Graphs.F2:Graphs.F2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ly Agree</text:p>
                <draw:g>
                  <svg:desc>Graphs.B2:Graphs.B2</svg:desc>
                </draw:g>
              </table:table-cell>
              <table:table-cell office:value-type="string">
                <text:p>Agree</text:p>
                <draw:g>
                  <svg:desc>Graphs.C2:Graphs.C2</svg:desc>
                </draw:g>
              </table:table-cell>
              <table:table-cell office:value-type="string">
                <text:p>Neither agree nor disagree</text:p>
                <draw:g>
                  <svg:desc>Graphs.D2:Graphs.D2</svg:desc>
                </draw:g>
              </table:table-cell>
              <table:table-cell office:value-type="string">
                <text:p>Disagree</text:p>
                <draw:g>
                  <svg:desc>Graphs.E2:Graphs.E2</svg:desc>
                </draw:g>
              </table:table-cell>
              <table:table-cell office:value-type="string">
                <text:p>Strongly Disagree</text:p>
                <draw:g>
                  <svg:desc>Graphs.F2:Graph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 enables me to organize my experimental data more efficiently </text:p>
                <draw:g>
                  <svg:desc>Graphs.A3:Graphs.A8</svg:desc>
                </draw:g>
              </table:table-cell>
              <table:table-cell office:value-type="float" office:value="2">
                <text:p>2</text:p>
                <draw:g>
                  <svg:desc>Graphs.B3:Graphs.B8</svg:desc>
                </draw:g>
              </table:table-cell>
              <table:table-cell office:value-type="float" office:value="4">
                <text:p>4</text:p>
                <draw:g>
                  <svg:desc>Graphs.C3:Graphs.C8</svg:desc>
                </draw:g>
              </table:table-cell>
              <table:table-cell office:value-type="float" office:value="0">
                <text:p>0</text:p>
                <draw:g>
                  <svg:desc>Graphs.D3:Graphs.D8</svg:desc>
                </draw:g>
              </table:table-cell>
              <table:table-cell office:value-type="float" office:value="0">
                <text:p>0</text:p>
                <draw:g>
                  <svg:desc>Graphs.E3:Graphs.E8</svg:desc>
                </draw:g>
              </table:table-cell>
              <table:table-cell office:value-type="float" office:value="0">
                <text:p>0</text:p>
                <draw:g>
                  <svg:desc>Graphs.F3:Graphs.F8</svg:desc>
                </draw:g>
              </table:table-cell>
            </table:table-row>
            <table:table-row>
              <table:table-cell office:value-type="string">
                <text:p>Preserving data in CAESAR helps the new comers in the project to understand the ongoing work in the tea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 helps me to search all the data related to my experiments including images, their metadata and device setting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 enables a collaborative environment among my team member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 enables me to visualize all the experimental data and results effectively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 enables me to link the images to the experimental data and result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1243"/>
      <style:text-properties style:text-position="0% 100%" fo:font-size="10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30ad"/>
      <style:text-properties style:text-position="0% 100%" fo:font-size="10pt" fo:font-weight="bold" style:font-size-asian="10pt" style:font-size-complex="10pt"/>
    </style:style>
    <style:style style:name="ch13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72c3"/>
      <style:text-properties style:text-position="0% 100%" fo:font-size="10pt" fo:font-weight="bold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08bf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7c1ff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1.433cm" svg:height="15.234cm" xlink:href=".." xlink:type="simple" chart:class="chart:bar" chart:style-name="ch1">
        <chart:title svg:x="6.089cm" svg:y="0.439cm" chart:style-name="ch2">
          <text:p>Please rate the following questions in regard to your experience with CAESAR.</text:p>
        </chart:title>
        <chart:legend chart:legend-position="end" svg:x="25.712cm" svg:y="6.189cm" style:legend-expansion="high" chart:style-name="ch3"/>
        <chart:plot-area chart:style-name="ch4" table:cell-range-address="Graphs.A11:Graphs.F15" chart:data-source-has-labels="both" svg:x="1.761cm" svg:y="1.596cm" svg:width="23.323cm" svg:height="13.334cm">
          <chartooo:coordinate-region svg:x="2.197cm" svg:y="1.596cm" svg:width="22.887cm" svg:height="11.084cm"/>
          <chart:axis chart:dimension="x" chart:name="primary-x" chart:style-name="ch5" chartooo:axis-type="auto">
            <chartooo:date-scale/>
            <chart:categories table:cell-range-address="Graphs.A12:Graphs.A15"/>
          </chart:axis>
          <chart:axis chart:dimension="y" chart:name="primary-y" chart:style-name="ch6">
            <chart:title svg:x="0.663cm" svg:y="9.584cm" chart:style-name="ch7">
              <text:p>Number of responses</text:p>
            </chart:title>
            <chart:grid chart:style-name="ch8" chart:class="major"/>
          </chart:axis>
          <chart:series chart:style-name="ch9" chart:values-cell-range-address="Graphs.B12:Graphs.B15" chart:label-cell-address="Graphs.B11:Graphs.B11" chart:class="chart:bar">
            <chart:data-point chart:style-name="ch10"/>
            <chart:data-point chart:style-name="ch11" chart:repeated="3"/>
          </chart:series>
          <chart:series chart:style-name="ch12" chart:values-cell-range-address="Graphs.C12:Graphs.C15" chart:label-cell-address="Graphs.C11:Graphs.C11" chart:class="chart:bar">
            <chart:data-point chart:repeated="4"/>
          </chart:series>
          <chart:series chart:style-name="ch13" chart:values-cell-range-address="Graphs.D12:Graphs.D15" chart:label-cell-address="Graphs.D11:Graphs.D11" chart:class="chart:bar">
            <chart:data-point chart:style-name="ch11"/>
            <chart:data-point/>
            <chart:data-point chart:style-name="ch11"/>
            <chart:data-point/>
          </chart:series>
          <chart:series chart:style-name="ch14" chart:values-cell-range-address="Graphs.E12:Graphs.E15" chart:label-cell-address="Graphs.E11:Graphs.E11" chart:class="chart:bar">
            <chart:data-point chart:repeated="4"/>
          </chart:series>
          <chart:series chart:style-name="ch15" chart:values-cell-range-address="Graphs.F12:Graphs.F15" chart:label-cell-address="Graphs.F11:Graphs.F11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ly Agree</text:p>
                <draw:g>
                  <svg:desc>Graphs.B11:Graphs.B11</svg:desc>
                </draw:g>
              </table:table-cell>
              <table:table-cell office:value-type="string">
                <text:p>Agree</text:p>
                <draw:g>
                  <svg:desc>Graphs.C11:Graphs.C11</svg:desc>
                </draw:g>
              </table:table-cell>
              <table:table-cell office:value-type="string">
                <text:p>Neither agree nor disagree</text:p>
                <draw:g>
                  <svg:desc>Graphs.D11:Graphs.D11</svg:desc>
                </draw:g>
              </table:table-cell>
              <table:table-cell office:value-type="string">
                <text:p>Disagree</text:p>
                <draw:g>
                  <svg:desc>Graphs.E11:Graphs.E11</svg:desc>
                </draw:g>
              </table:table-cell>
              <table:table-cell office:value-type="string">
                <text:p>Strongly Disagree</text:p>
                <draw:g>
                  <svg:desc>Graphs.F11:Graphs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ESAR is useful for your scientific data management </text:p>
                <draw:g>
                  <svg:desc>Graphs.A12:Graphs.A15</svg:desc>
                </draw:g>
              </table:table-cell>
              <table:table-cell office:value-type="float" office:value="2">
                <text:p>2</text:p>
                <draw:g>
                  <svg:desc>Graphs.B12:Graphs.B15</svg:desc>
                </draw:g>
              </table:table-cell>
              <table:table-cell office:value-type="float" office:value="3">
                <text:p>3</text:p>
                <draw:g>
                  <svg:desc>Graphs.C12:Graphs.C15</svg:desc>
                </draw:g>
              </table:table-cell>
              <table:table-cell office:value-type="float" office:value="0">
                <text:p>0</text:p>
                <draw:g>
                  <svg:desc>Graphs.D12:Graphs.D15</svg:desc>
                </draw:g>
              </table:table-cell>
              <table:table-cell office:value-type="float" office:value="0">
                <text:p>0</text:p>
                <draw:g>
                  <svg:desc>Graphs.E12:Graphs.E15</svg:desc>
                </draw:g>
              </table:table-cell>
              <table:table-cell office:value-type="float" office:value="0">
                <text:p>0</text:p>
                <draw:g>
                  <svg:desc>Graphs.F12:Graphs.F15</svg:desc>
                </draw:g>
              </table:table-cell>
            </table:table-row>
            <table:table-row>
              <table:table-cell office:value-type="string">
                <text:p>CAESAR is user-friendly 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ESAR provides a collaborative environment among teams  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 is easy to learn to use it 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1243"/>
      <style:text-properties style:text-position="0% 100%" fo:font-size="10pt" fo:font-weight="bold" style:font-size-asian="10pt" style:font-size-complex="10pt"/>
    </style:style>
    <style:style style:name="ch10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530ad"/>
      <style:text-properties style:text-position="0% 100%" fo:font-size="10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72c3"/>
      <style:text-properties style:text-position="0% 100%" fo:font-size="10pt" fo:font-weight="bold" style:font-size-asian="10pt" style:font-size-complex="10pt"/>
    </style:style>
    <style:style style:name="ch13" style:family="chart">
      <style:chart-properties chart:solid-type="cuboid" chart:data-label-number="none" chart:data-label-text="false" chart:data-label-symbol="false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08bfc"/>
      <style:text-properties style:text-position="0% 100%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7c1ff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0.145cm" svg:height="15.246cm" xlink:href=".." xlink:type="simple" chart:class="chart:bar" chart:style-name="ch1">
        <chart:title svg:x="5.445cm" svg:y="0.439cm" chart:style-name="ch2">
          <text:p>Please rate the following questions in regard to your experience with CAESAR.</text:p>
        </chart:title>
        <chart:legend chart:legend-position="end" svg:x="25.217cm" svg:y="6.195cm" style:legend-expansion="high" chart:style-name="ch3"/>
        <chart:plot-area chart:style-name="ch4" table:cell-range-address="Graphs.A21:Graphs.F24" chart:data-source-has-labels="both" svg:x="1.715cm" svg:y="1.397cm" svg:width="22.951cm" svg:height="12.872cm">
          <chartooo:coordinate-region svg:x="2.442cm" svg:y="1.596cm" svg:width="22.224cm" svg:height="10.623cm"/>
          <chart:axis chart:dimension="x" chart:name="primary-x" chart:style-name="ch5" chartooo:axis-type="auto">
            <chartooo:date-scale/>
            <chart:categories table:cell-range-address="Graphs.A22:Graphs.A24"/>
          </chart:axis>
          <chart:axis chart:dimension="y" chart:name="primary-y" chart:style-name="ch6">
            <chart:title svg:x="0.431cm" svg:y="9.901cm" chart:style-name="ch7">
              <text:p>Number of responses</text:p>
            </chart:title>
            <chart:grid chart:style-name="ch8" chart:class="major"/>
          </chart:axis>
          <chart:series chart:style-name="ch9" chart:values-cell-range-address="Graphs.B22:Graphs.B24" chart:label-cell-address="Graphs.B21:Graphs.B21" chart:class="chart:bar">
            <chart:data-point chart:repeated="3"/>
          </chart:series>
          <chart:series chart:style-name="ch10" chart:values-cell-range-address="Graphs.C22:Graphs.C24" chart:label-cell-address="Graphs.C21:Graphs.C21" chart:class="chart:bar">
            <chart:data-point chart:repeated="2"/>
            <chart:data-point chart:style-name="ch11"/>
          </chart:series>
          <chart:series chart:style-name="ch12" chart:values-cell-range-address="Graphs.D22:Graphs.D24" chart:label-cell-address="Graphs.D21:Graphs.D21" chart:class="chart:bar">
            <chart:data-point/>
            <chart:data-point chart:style-name="ch13"/>
            <chart:data-point chart:style-name="ch11"/>
          </chart:series>
          <chart:series chart:style-name="ch14" chart:values-cell-range-address="Graphs.E22:Graphs.E24" chart:label-cell-address="Graphs.E21:Graphs.E21" chart:class="chart:bar">
            <chart:data-point chart:repeated="3"/>
          </chart:series>
          <chart:series chart:style-name="ch15" chart:values-cell-range-address="Graphs.F22:Graphs.F24" chart:label-cell-address="Graphs.F21:Graphs.F2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ly Like</text:p>
                <draw:g>
                  <svg:desc>Graphs.B21:Graphs.B21</svg:desc>
                </draw:g>
              </table:table-cell>
              <table:table-cell office:value-type="string">
                <text:p>Like</text:p>
                <draw:g>
                  <svg:desc>Graphs.C21:Graphs.C21</svg:desc>
                </draw:g>
              </table:table-cell>
              <table:table-cell office:value-type="string">
                <text:p>Neither like nor dislike</text:p>
                <draw:g>
                  <svg:desc>Graphs.D21:Graphs.D21</svg:desc>
                </draw:g>
              </table:table-cell>
              <table:table-cell office:value-type="string">
                <text:p>Dislike</text:p>
                <draw:g>
                  <svg:desc>Graphs.E21:Graphs.E21</svg:desc>
                </draw:g>
              </table:table-cell>
              <table:table-cell office:value-type="string">
                <text:p>Strongly Dislike</text:p>
                <draw:g>
                  <svg:desc>Graphs.F21:Graphs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ject Dashboard (An one-place overview of all the experiments for a project) </text:p>
                <draw:g>
                  <svg:desc>Graphs.A22:Graphs.A24</svg:desc>
                </draw:g>
              </table:table-cell>
              <table:table-cell office:value-type="float" office:value="1">
                <text:p>1</text:p>
                <draw:g>
                  <svg:desc>Graphs.B22:Graphs.B24</svg:desc>
                </draw:g>
              </table:table-cell>
              <table:table-cell office:value-type="float" office:value="3">
                <text:p>3</text:p>
                <draw:g>
                  <svg:desc>Graphs.C22:Graphs.C24</svg:desc>
                </draw:g>
              </table:table-cell>
              <table:table-cell office:value-type="float" office:value="1">
                <text:p>1</text:p>
                <draw:g>
                  <svg:desc>Graphs.D22:Graphs.D24</svg:desc>
                </draw:g>
              </table:table-cell>
              <table:table-cell office:value-type="float" office:value="0">
                <text:p>0</text:p>
                <draw:g>
                  <svg:desc>Graphs.E22:Graphs.E24</svg:desc>
                </draw:g>
              </table:table-cell>
              <table:table-cell office:value-type="float" office:value="0">
                <text:p>0</text:p>
                <draw:g>
                  <svg:desc>Graphs.F22:Graphs.F24</svg:desc>
                </draw:g>
              </table:table-cell>
            </table:table-row>
            <table:table-row>
              <table:table-cell office:value-type="string">
                <text:p>ProvTrack (A visualization module to track the experimental data including the link between images, experiments and metadata) 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vBook (A computational Reproducibility framework for data analysis scripts in Jupyter Notebook) 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